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8000003A81C833508.jpg" manifest:media-type="image/jpeg"/>
  <manifest:file-entry manifest:full-path="Pictures/10000000000004930000049313C4063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081cm" svg:stroke-color="#ff4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5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1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3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0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43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cm" fo:min-width="0.137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5429" loext:opacity="100%" fo:font-size="9pt" fo:font-weight="bold" style:font-size-asian="9pt" style:font-weight-asian="bold" style:font-size-complex="9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color="#ff5429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5429" loext:opacity="100%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ff5429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4930000049313C40638.jpg" xlink:type="simple" xlink:show="embed" xlink:actuate="onLoad" draw:mime-type="image/jpeg">
            <text:p/>
          </draw:image>
        </draw:frame>
        <draw:line draw:style-name="gr2" draw:text-style-name="P1" draw:layer="layout" svg:x1="14.552cm" svg:y1="3.992cm" svg:x2="14.796cm" svg:y2="5.977cm">
          <text:p/>
        </draw:line>
        <draw:line draw:style-name="gr2" draw:text-style-name="P1" draw:layer="layout" svg:x1="15.55cm" svg:y1="4.082cm" svg:x2="15.134cm" svg:y2="6.038cm">
          <text:p/>
        </draw:line>
        <draw:frame draw:style-name="gr3" draw:text-style-name="P2" draw:layer="layout" svg:width="1.155cm" svg:height="0.963cm" svg:x="13.31cm" svg:y="3cm">
          <draw:text-box>
            <text:p><text:span text:style-name="T1">SPI</text:span><text:span text:style-name="T1"><text:line-break/></text:span><text:span text:style-name="T1">CLK</text:span></text:p>
          </draw:text-box>
        </draw:frame>
        <draw:frame draw:style-name="gr4" draw:text-style-name="P2" draw:layer="layout" svg:width="1.313cm" svg:height="0.963cm" svg:x="14cm" svg:y="3cm">
          <draw:text-box>
            <text:p><text:span text:style-name="T1">SPI</text:span><text:span text:style-name="T1"><text:line-break/></text:span><text:span text:style-name="T1">MOSI</text:span></text:p>
          </draw:text-box>
        </draw:frame>
        <draw:frame draw:style-name="gr5" draw:text-style-name="P2" draw:layer="layout" svg:width="1.137cm" svg:height="0.963cm" svg:x="15.187cm" svg:y="3cm">
          <draw:text-box>
            <text:p><text:span text:style-name="T1">SPI</text:span><text:span text:style-name="T1"><text:line-break/></text:span><text:span text:style-name="T1">CSn</text:span></text:p>
          </draw:text-box>
        </draw:frame>
        <draw:line draw:style-name="gr2" draw:text-style-name="P1" draw:layer="layout" svg:x1="18.136cm" svg:y1="7.638cm" svg:x2="16.141cm" svg:y2="7.778cm">
          <text:p/>
        </draw:line>
        <draw:frame draw:style-name="gr6" draw:text-style-name="P2" draw:layer="layout" svg:width="1.808cm" svg:height="0.607cm" svg:x="18.03cm" svg:y="7.171cm">
          <draw:text-box>
            <text:p><text:span text:style-name="T1">I2C_SCL</text:span></text:p>
          </draw:text-box>
        </draw:frame>
        <draw:line draw:style-name="gr2" draw:text-style-name="P1" draw:layer="layout" svg:x1="18.502cm" svg:y1="8.13cm" svg:x2="16.007cm" svg:y2="8.13cm">
          <text:p/>
        </draw:line>
        <draw:frame draw:style-name="gr7" draw:text-style-name="P2" draw:layer="layout" svg:width="1.843cm" svg:height="0.607cm" svg:x="18.5cm" svg:y="7.893cm">
          <draw:text-box>
            <text:p><text:span text:style-name="T1">I2C_SDA</text:span></text:p>
          </draw:text-box>
        </draw:frame>
        <draw:line draw:style-name="gr2" draw:text-style-name="P1" draw:layer="layout" svg:x1="13.907cm" svg:y1="3.99cm" svg:x2="14.185cm" svg:y2="5.971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1" draw:text-style-name="P1" draw:layer="layout" svg:width="15cm" svg:height="15cm" svg:x="7.5cm" svg:y="0.5cm">
          <draw:image xlink:href="Pictures/10000000000003A8000003A81C833508.jpg" xlink:type="simple" xlink:show="embed" xlink:actuate="onLoad" draw:mime-type="image/jpeg">
            <text:p/>
          </draw:image>
        </draw:frame>
        <draw:line draw:style-name="gr2" draw:text-style-name="P1" draw:layer="layout" svg:x1="17.5cm" svg:y1="2.366cm" svg:x2="15.732cm" svg:y2="4.134cm">
          <text:p/>
        </draw:line>
        <draw:line draw:style-name="gr2" draw:text-style-name="P1" draw:layer="layout" svg:x1="16.39cm" svg:y1="6.63cm" svg:x2="15.684cm" svg:y2="5.245cm">
          <text:p/>
        </draw:line>
        <draw:frame draw:style-name="gr9" draw:text-style-name="P5" draw:layer="layout" svg:width="1.396cm" svg:height="0.725cm" svg:x="17.169cm" svg:y="1.775cm">
          <draw:text-box>
            <text:p text:style-name="P4"><text:span text:style-name="T2">SDA</text:span></text:p>
          </draw:text-box>
        </draw:frame>
        <draw:frame draw:style-name="gr10" draw:text-style-name="P2" draw:layer="layout" svg:width="1.137cm" svg:height="0.607cm" svg:x="16cm" svg:y="6.5cm">
          <draw:text-box>
            <text:p><text:span text:style-name="T1">SCL</text:span></text:p>
          </draw:text-box>
        </draw:frame>
        <draw:line draw:style-name="gr2" draw:text-style-name="P1" draw:layer="layout" svg:x1="17.843cm" svg:y1="2.371cm" svg:x2="16.657cm" svg:y2="4.13cm">
          <text:p/>
        </draw:line>
        <draw:line draw:style-name="gr2" draw:text-style-name="P1" draw:layer="layout" svg:x1="16.747cm" svg:y1="6.5cm" svg:x2="16.747cm" svg:y2="5.5cm">
          <text:p/>
        </draw:line>
        <draw:line draw:style-name="gr2" draw:text-style-name="P1" draw:layer="layout" svg:x1="13.578cm" svg:y1="6.994cm" svg:x2="13.422cm" svg:y2="6.006cm">
          <text:p/>
        </draw:line>
        <draw:frame draw:style-name="gr10" draw:text-style-name="P2" draw:layer="layout" svg:width="1.172cm" svg:height="0.963cm" svg:x="13cm" svg:y="7cm">
          <draw:text-box>
            <text:p><text:span text:style-name="T1">SPI</text:span></text:p>
            <text:p><text:span text:style-name="T1">SCK</text:span></text:p>
          </draw:text-box>
        </draw:frame>
        <draw:line draw:style-name="gr2" draw:text-style-name="P1" draw:layer="layout" svg:x1="16.548cm" svg:y1="2.606cm" svg:x2="15.841cm" svg:y2="3.313cm">
          <text:p/>
        </draw:line>
        <draw:frame draw:style-name="gr9" draw:text-style-name="P5" draw:layer="layout" svg:width="1.349cm" svg:height="1.199cm" svg:x="16cm" svg:y="1.5cm">
          <draw:text-box>
            <text:p text:style-name="P4"><text:span text:style-name="T2">SPI</text:span></text:p>
            <text:p text:style-name="P4"><text:span text:style-name="T2">CSn</text:span></text:p>
          </draw:text-box>
        </draw:frame>
        <draw:line draw:style-name="gr2" draw:text-style-name="P1" draw:layer="layout" svg:x1="12.5cm" svg:y1="6.848cm" svg:x2="13.03cm" svg:y2="6cm">
          <text:p/>
        </draw:line>
        <draw:frame draw:style-name="gr9" draw:text-style-name="P5" draw:layer="layout" svg:width="1.678cm" svg:height="1.199cm" svg:x="11.651cm" svg:y="7cm">
          <draw:text-box>
            <text:p text:style-name="P4"><text:span text:style-name="T2">UART</text:span></text:p>
            <text:p text:style-name="P4"><text:span text:style-name="T2">TX</text:span></text:p>
          </draw:text-box>
        </draw:frame>
        <draw:line draw:style-name="gr2" draw:text-style-name="P1" draw:layer="layout" svg:x1="14.156cm" svg:y1="7cm" svg:x2="14cm" svg:y2="6.012cm">
          <text:p/>
        </draw:line>
        <draw:frame draw:style-name="gr10" draw:text-style-name="P2" draw:layer="layout" svg:width="1.313cm" svg:height="0.963cm" svg:x="13.828cm" svg:y="7.037cm">
          <draw:text-box>
            <text:p><text:span text:style-name="T1">SPI </text:span></text:p>
            <text:p><text:span text:style-name="T1">MOSI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6:23:47.442271631</meta:creation-date>
    <dc:date>2025-01-12T19:36:37.673975148</dc:date>
    <meta:editing-duration>PT1H54M53S</meta:editing-duration>
    <meta:editing-cycles>5</meta:editing-cycles>
    <meta:generator>LibreOffice/24.8.4.2$Linux_X86_64 LibreOffice_project/480$Build-2</meta:generator>
    <meta:document-statistic meta:object-count="51"/>
  </office:meta>
</office:document-meta>
</file>